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Pool2TargetSource.CommonsPool2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Max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releaseTarget(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sPool2TargetSource.setMinIdle( int min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Idl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setMaxWait( long max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activateObject( PooledObject &lt; Object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sPool2TargetSource.setMinEvictableIdleTimeMillis( long minEvictableIdle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Max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sPool2TargetSource.setTimeBetweenEvictionRunsMillis( long timeBetweenEvictionRuns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mak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destroyObject( PooledObject &lt; Object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MinEvictableIdle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setBlockWhenExhausted( boolean blockWhenExhau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createObjec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onsPool2TargetSource.setMaxIdle( int max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create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Pool2TargetSource.passivateObject( PooledObject &lt; Object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sPool2TargetSource.getTimeBetweenEvictionRuns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Min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validateObject( PooledObject &lt; Object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Activ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Pool2TargetSource.isBlockWhenExhau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